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3.367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1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4" table:style-name="ce1" office:value-type="string" calcext:value-type="string">
            <text:p>Nom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 table:visibility="collapse" table:number-rows-repeated="30">
          <table:table-cell table:number-columns-repeated="1024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5519614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299207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8197712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7031278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10725417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249313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7715676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65547577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7912076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36029254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6607533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49147309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31503354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8936006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4485987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73042236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8071447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5970843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71683357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43785019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56168236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29778647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6234082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487353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4762141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5744479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97715264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6344329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6940611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268394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7852018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13599581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8429440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3716729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6243650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4689921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13291203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5336255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3516461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3882039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54642329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998649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25079889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4613280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13023126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4696219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6310424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4617144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46000785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8921064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910681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50951066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83785663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30394804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40871213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4167085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3895719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1976580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ne Dev</text:p>
          </table:table-cell>
          <table:table-cell office:value-type="string" calcext:value-type="string">
            <text:p>amine@mail.com</text:p>
          </table:table-cell>
          <table:table-cell office:value-type="string" calcext:value-type="string">
            <text:p>0660086781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 Martin</text:p>
          </table:table-cell>
          <table:table-cell office:value-type="string" calcext:value-type="string">
            <text:p>sara@mail.com</text:p>
          </table:table-cell>
          <table:table-cell office:value-type="string" calcext:value-type="string">
            <text:p>0691837948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5137344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Dupont</text:p>
          </table:table-cell>
          <table:table-cell office:value-type="string" calcext:value-type="string">
            <text:p>ali@mail.com</text:p>
          </table:table-cell>
          <table:table-cell office:value-type="string" calcext:value-type="string">
            <text:p>069588750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75835166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4229257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25395591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79858420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59295187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a Tech</text:p>
          </table:table-cell>
          <table:table-cell office:value-type="string" calcext:value-type="string">
            <text:p>lina@mail.com</text:p>
          </table:table-cell>
          <table:table-cell office:value-type="string" calcext:value-type="string">
            <text:p>0695992762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sine Pro</text:p>
          </table:table-cell>
          <table:table-cell office:value-type="string" calcext:value-type="string">
            <text:p>yassine@mail.com</text:p>
          </table:table-cell>
          <table:table-cell office:value-type="string" calcext:value-type="string">
            <text:p>0660598111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5:09:23.489000000</meta:creation-date>
    <dc:date>2026-04-02T15:19:25.056000000</dc:date>
    <meta:editing-duration>PT10M1S</meta:editing-duration>
    <meta:editing-cycles>1</meta:editing-cycles>
    <meta:document-statistic meta:table-count="1" meta:cell-count="280" meta:object-count="0"/>
    <meta:generator>LibreOffice/7.0.4.2$Windows_X86_64 LibreOffice_project/dcf040e67528d9187c66b2379df5ea4407429775</meta:generator>
  </office:meta>
</office:document-meta>
</file>